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handas" fo:font-size="10pt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Chandas"/>
    </style:style>
    <style:style style:name="P3" style:family="paragraph" style:parent-style-name="Preformatted_20_Text">
      <style:paragraph-properties fo:line-height="100%"/>
      <style:text-properties fo:font-variant="normal" fo:text-transform="none" fo:color="#222222" style:font-name="Chandas" fo:font-size="10pt" fo:letter-spacing="normal" fo:language="es" fo:country="ES" fo:font-style="normal" fo:font-weight="bold" style:font-size-asian="10pt" style:font-weight-asian="bold" style:font-size-complex="10pt" style:font-weight-complex="bold"/>
    </style:style>
    <style:style style:name="P4" style:family="paragraph" style:parent-style-name="Preformatted_20_Text">
      <loext:graphic-properties draw:fill="solid" draw:fill-color="#f8f9fa" draw:opacity="100%"/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ackground-color="#f8f9fa" fo:padding="0in" fo:border="none" style:writing-mode="lr-tb"/>
      <style:text-properties fo:font-variant="normal" fo:text-transform="none" fo:color="#222222" style:font-name="Chandas" fo:font-size="10pt" fo:letter-spacing="normal" fo:language="es" fo:country="ES" fo:font-style="normal" fo:font-weight="normal" style:font-size-asian="10pt" style:font-size-complex="10pt"/>
    </style:style>
    <style:style style:name="P5" style:family="paragraph" style:parent-style-name="Preformatted_20_Text">
      <loext:graphic-properties draw:fill="solid" draw:fill-color="#f8f9fa" draw:opacity="100%"/>
      <style:paragraph-properties fo:margin-top="0in" fo:margin-bottom="0in" loext:contextual-spacing="false" fo:line-height="100%" fo:text-align="start" style:justify-single-word="false" fo:orphans="2" fo:widows="2" fo:background-color="#f8f9fa" fo:padding="0in" fo:border="none" style:writing-mode="lr-tb"/>
      <style:text-properties fo:font-variant="normal" fo:text-transform="none" fo:color="#222222" style:font-name="Chandas" fo:font-size="10pt" fo:letter-spacing="normal" fo:language="es" fo:country="ES" fo:font-style="normal" fo:font-weight="normal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tw-target-text"/>Paso 1: revisión del código</text:p>
      <text:p text:style-name="P1"/>
      <text:p text:style-name="P4"><text:bookmark text:name="tw-target-text1"/>Revise el código en la carpeta "Paso 1" para detectar vulnerabilidades de seguridad. Este proyecto Meteor está destinado a realizar un seguimiento de la cantidad de veces que cada usuario hace clic en el botón del cliente. El recuento por usuario se registra en dos lugares: en el servidor Meteor al que está conectada la aplicación. En un servidor ubicado en secure.safe2choose.org (este servidor no existe realmente).</text:p>
      <text:p text:style-name="P5">Solo los recuentos de usuarios que han iniciado sesión con Twitter deben almacenarse de forma segura. El recuento de usuarios que no han iniciado sesión es irrelevante.</text:p>
      <text:p text:style-name="P5">Aunque este código se compilará, debe tratarse como un pseudocódigo. No se preocupe por código ineficiente o feo. Solo está buscando vulnerabilidades que permitan a los usuarios abusar del sistema o problemas que darían a los piratas informáticos con acceso al código la capacidad de comprometer diferentes partes del sistema (suponiendo que esos componentes realmente existieran).</text:p>
      <text:p text:style-name="P5">Entregable: cree un archivo README con explicaciones de las vulnerabilidades que puede encontrar. Para obtener puntos adicionales, corrija el código fuente para solucionar esos problemas. Cuando termine, confirme sus cambios y presione a su propio repositorio y cree una solicitud de extracción para fusionar sus cambios con el repositorio original (el mío).</text:p>
      <text:p text:style-name="P2"/>
      <text:p text:style-name="P2"/>
      <text:p text:style-name="P2"/>
      <text:p text:style-name="P2">diana@diana-Satellite-L635:~$ gpg --gen-key</text:p>
      <text:p text:style-name="P2">gpg (GnuPG) 2.2.4; Copyright (C) 2017 Free Software Foundation, Inc.</text:p>
      <text:p text:style-name="P2">This is free software: you are free to change and redistribute it.</text:p>
      <text:p text:style-name="P2">There is NO WARRANTY, to the extent permitted by law.</text:p>
      <text:p text:style-name="P2"><text:soft-page-break/></text:p>
      <text:p text:style-name="P2">Note: Use "gpg --full-generate-key" for a full featured key generation dialog.</text:p>
      <text:p text:style-name="P2"/>
      <text:p text:style-name="P2">GnuPG needs to construct a user ID to identify your key.</text:p>
      <text:p text:style-name="P2"/>
      <text:p text:style-name="P2">Real name: Diana Lizbeth Muñoz Perez</text:p>
      <text:p text:style-name="P2">Email address: dianamunoz86@live.com.mx</text:p>
      <text:p text:style-name="P2">You are using the 'utf-8' character set.</text:p>
      <text:p text:style-name="P2">You selected this USER-ID:</text:p>
      <text:p text:style-name="P2"><text:s text:c="4"/>"Diana Lizbeth Muñoz Perez &lt;dianamunoz86@live.com.mx&gt;"</text:p>
      <text:p text:style-name="P2"/>
      <text:p text:style-name="P2">Change (N)ame, (E)mail, or (O)kay/(Q)uit? N</text:p>
      <text:p text:style-name="P2">Real name: Diana Lizbeth Munoz Perez</text:p>
      <text:p text:style-name="P2">You selected this USER-ID:</text:p>
      <text:p text:style-name="P2"><text:s text:c="4"/>"Diana Lizbeth Munoz Perez &lt;dianamunoz86@live.com.mx&gt;"</text:p>
      <text:p text:style-name="P2"/>
      <text:p text:style-name="P2">Change (N)ame, (E)mail, or (O)kay/(Q)uit? O</text:p>
      <text:p text:style-name="P2">We need to generate a lot of random bytes. It is a good idea to perform</text:p>
      <text:p text:style-name="P2">some other action (type on the keyboard, move the mouse, utilize the</text:p>
      <text:p text:style-name="P2">disks) during the prime generation; this gives the random number</text:p>
      <text:p text:style-name="P2">generator a better chance to gain enough entropy.</text:p>
      <text:p text:style-name="P2">We need to generate a lot of random bytes. It is a good idea to perform</text:p>
      <text:p text:style-name="P2"><text:soft-page-break/>some other action (type on the keyboard, move the mouse, utilize the</text:p>
      <text:p text:style-name="P2">disks) during the prime generation; this gives the random number</text:p>
      <text:p text:style-name="P2">generator a better chance to gain enough entropy.</text:p>
      <text:p text:style-name="P2">gpg: key 171B96325A4B6D8D marked as ultimately trusted</text:p>
      <text:p text:style-name="P2">gpg: directory '/home/diana/.gnupg/openpgp-revocs.d' created</text:p>
      <text:p text:style-name="P2">gpg: revocation certificate stored as '/home/diana/.gnupg/openpgp-revocs.d/39D15368B79FEF3F29342094171B96325A4B6D8D.rev'</text:p>
      <text:p text:style-name="P2">public and secret key created and signed.</text:p>
      <text:p text:style-name="P2"/>
      <text:p text:style-name="P2">pub <text:s text:c="2"/>rsa3072 2019-08-31 [SC] [expires: 2021-08-30]</text:p>
      <text:p text:style-name="P2"><text:s text:c="6"/>39D15368B79FEF3F29342094171B96325A4B6D8D</text:p>
      <text:p text:style-name="P2">uid <text:s text:c="21"/>Diana Lizbeth Munoz Perez &lt;dianamunoz86@live.com.mx&gt;</text:p>
      <text:p text:style-name="P2">sub <text:s text:c="2"/>rsa3072 2019-08-31 [E] [expires: 2021-08-30]</text:p>
      <text:p text:style-name="P2"/>
      <text:p text:style-name="P2"/>
      <text:p text:style-name="P2"/>
      <text:p text:style-name="P3"><text:bookmark text:name="tw-target-text2"/>Paso 2: integración de Javascript de terceros</text:p>
      <text:p text:style-name="P5">El archivo chat.js en la carpeta Paso 2 inicializa nuestro servicio de chat, Zopim, en los idiomas disponibles.</text:p>
      <text:p text:style-name="P5"><text:soft-page-break/>Nuestro sitio web admite 6 idiomas, y este código solo tiene saludos específicos para 3 idiomas más inglés. Cambie el código para agregar soporte para esos idiomas faltantes. Use Google Translator para el texto traducido.</text:p>
      <text:p text:style-name="P5">Ahora el código tiene un código específico por idioma, use la documentación de la API de Javascript https://api.zopim.com/files/meshim/widget/controllers/liveChatAPI/Departments-js.html para establecer un departamento por idioma, el nombre del departamento será el idioma detectado (inglés, español, francés, etc.)</text:p>
      <text:p text:style-name="P5">Utilizando el mismo conjunto de documentación "Nuestros asesores no están disponibles en este momento, deje un mensaje y nos pondremos en contacto con usted pronto". como mensaje de saludo para el formulario sin conexión en todos los idiomas, use Google Translator para personalizar el mensaje por idioma.</text:p>
      <text:p text:style-name="P5">Refactorice el código para eliminar la duplicación de código y acortar el archivo.</text:p>
      <text:p text:style-name="P5">Comprométete y empuja tus cambio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20:54:09.825974418</meta:creation-date>
    <dc:date>2019-08-31T01:35:14.923607266</dc:date>
    <meta:editing-duration>PT1H6M42S</meta:editing-duration>
    <meta:editing-cycles>1</meta:editing-cycles>
    <meta:document-statistic meta:table-count="0" meta:image-count="0" meta:object-count="0" meta:page-count="4" meta:paragraph-count="44" meta:word-count="614" meta:character-count="4237" meta:non-whitespace-character-count="3630"/>
    <meta:generator>LibreOffice/6.0.7.3$Linux_X86_64 LibreOffice_project/00m0$Build-3</meta:generator>
  </office:meta>
</office:document-meta>
</file>